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3.785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2.831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2.669cm"/>
    </style:style>
    <style:style style:name="co14" style:family="table-column">
      <style:table-column-properties fo:break-before="auto" style:column-width="6.209cm"/>
    </style:style>
    <style:style style:name="co15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2b2b2" style:text-align-source="fix" style:repeat-content="false" fo:wrap-option="no-wrap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9" style:family="table-cell" style:parent-style-name="Default">
      <style:table-cell-properties fo:background-color="#ff860d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width="5cm" svg:stroke-color="#ff0000" draw:marker-start-width="7.7cm" draw:marker-end-width="7.7cm" draw:fill="gradient" draw:fill-gradient-name="Pastel_20_Bouquet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gradient-name="Pastel_20_Bouquet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lk testing " table:style-name="ta1">
        <table:table-column table:style-name="co1" table:number-columns-repeated="2" table:default-cell-style-name="ce13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JID</text:p>
          </table:table-cell>
          <table:table-cell table:style-name="ce12" office:value-type="string" calcext:value-type="string">
            <text:p>Functional</text:p>
          </table:table-cell>
          <table:table-cell table:style-name="ce14" office:value-type="string" calcext:value-type="string">
            <text:p>E_bulk (single)</text:p>
          </table:table-cell>
          <table:table-cell table:style-name="ce14"/>
        </table:table-row>
        <table:table-row table:style-name="ro1">
          <table:table-cell office:value-type="float" office:value="58087104" calcext:value-type="float">
            <text:p>58087104</text:p>
          </table:table-cell>
          <table:table-cell office:value-type="string" calcext:value-type="string">
            <text:p>mBEEF</text:p>
          </table:table-cell>
          <table:table-cell office:value-type="float" office:value="-185323.401404636" calcext:value-type="float">
            <text:p>-185323.401404636</text:p>
          </table:table-cell>
          <table:table-cell/>
        </table:table-row>
        <table:table-row table:style-name="ro1">
          <table:table-cell office:value-type="float" office:value="58087438" calcext:value-type="float">
            <text:p>58087438</text:p>
          </table:table-cell>
          <table:table-cell office:value-type="string" calcext:value-type="string">
            <text:p>mBEEFVDW</text:p>
          </table:table-cell>
          <table:table-cell office:value-type="float" office:value="-185203.912275567" calcext:value-type="float">
            <text:p>-185203.912275567</text:p>
          </table:table-cell>
          <table:table-cell/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 " table:style-name="ta1">
        <table:shapes>
          <draw:frame draw:z-index="0" draw:style-name="gr1" draw:text-style-name="P1" svg:width="15.999cm" svg:height="8.999cm" svg:x="5.947cm" svg:y="14.018cm">
            <draw:object draw:notify-on-update-of-ranges="'ST '.B2:'ST '.B7 'ST '.D2:'ST '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579cm" svg:y="15.558cm">
            <draw:object draw:notify-on-update-of-ranges="'ST '.M2:'ST '.M6 'ST '.N2:'ST '.N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Surface Energy Convergence" draw:style-name="gr2" draw:text-style-name="P2" svg:width="15.759cm" svg:height="10.599cm" svg:x="22.15cm" svg:y="4.861cm">
            <draw:object draw:notify-on-update-of-ranges="'ST '.B2:'ST '.B7 'ST '.H2:'ST '.H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8.771cm" svg:y="19.019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13"/>
        <table:table-column table:style-name="co1" table:number-columns-repeated="2" table:default-cell-style-name="ce13"/>
        <table:table-column table:style-name="co4" table:default-cell-style-name="ce13"/>
        <table:table-column table:style-name="co1" table:number-columns-repeated="2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ce13"/>
        <table:table-column table:style-name="co8" table:default-cell-style-name="ce13"/>
        <table:table-column table:style-name="co1" table:number-columns-repeated="3" table:default-cell-style-name="ce13"/>
        <table:table-column table:style-name="co1" table:number-columns-repeated="16367" table:default-cell-style-name="Default"/>
        <table:table-row table:style-name="ro1">
          <table:table-cell office:value-type="string" calcext:value-type="string">
            <text:p>SLAB JID</text:p>
          </table:table-cell>
          <table:table-cell office:value-type="string" calcext:value-type="string">
            <text:p>Nlayers </text:p>
          </table:table-cell>
          <table:table-cell office:value-type="string" calcext:value-type="string">
            <text:p>CPU time </text:p>
          </table:table-cell>
          <table:table-cell office:value-type="string" calcext:value-type="string">
            <text:p>Eslab (single)</text:p>
          </table:table-cell>
          <table:table-cell table:style-name="ce12" table:formula="of:=[.D7]-[.D6]" office:value-type="float" office:value="-185323.23631717" calcext:value-type="float">
            <text:p>-185323.23631717</text:p>
          </table:table-cell>
          <table:table-cell office:value-type="string" calcext:value-type="string">
            <text:p>JID new</text:p>
          </table:table-cell>
          <table:table-cell office:value-type="string" calcext:value-type="string">
            <text:p>Eslab qn</text:p>
          </table:table-cell>
          <table:table-cell table:style-name="ce12" table:formula="of:=[.G7]-[.G6]" office:value-type="float" office:value="-185323.404895" calcext:value-type="float">
            <text:p>-185323.404895</text:p>
          </table:table-cell>
          <table:table-cell office:value-type="string" calcext:value-type="string">
            <text:p>Esurf</text:p>
          </table:table-cell>
          <table:table-cell office:value-type="string" calcext:value-type="string">
            <text:p>E difference </text:p>
          </table:table-cell>
          <table:table-cell table:style-name="ce13"/>
          <table:table-cell office:value-type="string" calcext:value-type="string">
            <text:p>SLAB JID</text:p>
          </table:table-cell>
          <table:table-cell office:value-type="string" calcext:value-type="string">
            <text:p>Nlayers </text:p>
          </table:table-cell>
          <table:table-cell office:value-type="string" calcext:value-type="string">
            <text:p>Eslab (single)</text:p>
          </table:table-cell>
          <table:table-cell office:value-type="string" calcext:value-type="string">
            <text:p>Eslab qn</text:p>
          </table:table-cell>
          <table:table-cell office:value-type="string" calcext:value-type="string">
            <text:p>Esurf</text:p>
          </table:table-cell>
          <table:table-cell office:value-type="string" calcext:value-type="string">
            <text:p>E difference </text:p>
          </table:table-cell>
          <table:table-cell table:number-columns-repeated="16367"/>
        </table:table-row>
        <table:table-row table:style-name="ro1">
          <table:table-cell table:style-name="ce15" office:value-type="float" office:value="58087572" calcext:value-type="float">
            <text:p>58087572</text:p>
          </table:table-cell>
          <table:table-cell office:value-type="float" office:value="3" calcext:value-type="float">
            <text:p>3</text:p>
          </table:table-cell>
          <table:table-cell office:value-type="float" office:value="1710.454" calcext:value-type="float">
            <text:p>1710.454</text:p>
          </table:table-cell>
          <table:table-cell office:value-type="float" office:value="-555966.763277462" calcext:value-type="float">
            <text:p>-555966.763277462</text:p>
          </table:table-cell>
          <table:table-cell table:formula="of:=[.D2]-[.B2]*['Bulk testing '.$C$2]" office:value-type="float" office:value="3.44093644607347" calcext:value-type="float">
            <text:p>3.44093644607347</text:p>
          </table:table-cell>
          <table:table-cell/>
          <table:table-cell office:value-type="float" office:value="-555967.191836" calcext:value-type="float">
            <text:p>-555967.191836</text:p>
          </table:table-cell>
          <table:table-cell table:formula="of:=[.G2]-[.$H$1]*[.B2]" office:value-type="float" office:value="3.02284900005907" calcext:value-type="float">
            <text:p>3.02284900005907</text:p>
          </table:table-cell>
          <table:table-cell office:value-type="float" office:value="0.0408006828530519" calcext:value-type="float">
            <text:p>0.0408006828530519</text:p>
          </table:table-cell>
          <table:table-cell table:formula="of:=[.I2]-[.I3]" office:value-type="float" office:value="0.006230054283391" calcext:value-type="float">
            <text:p>0.006230054283391</text:p>
          </table:table-cell>
          <table:table-cell table:style-name="ce13" table:formula="of:=[.N2]-[.D2]" office:value-type="float" office:value="0.00000018998980522156" calcext:value-type="float">
            <text:p>1.8998980522156E-07</text:p>
          </table:table-cell>
          <table:table-cell office:value-type="float" office:value="58116673" calcext:value-type="float">
            <text:p>58116673</text:p>
          </table:table-cell>
          <table:table-cell office:value-type="float" office:value="3" calcext:value-type="float">
            <text:p>3</text:p>
          </table:table-cell>
          <table:table-cell office:value-type="float" office:value="-555966.763277272" calcext:value-type="float">
            <text:p>-555966.763277272</text:p>
          </table:table-cell>
          <table:table-cell office:value-type="float" office:value="-555967.314019" calcext:value-type="float">
            <text:p>-555967.314019</text:p>
          </table:table-cell>
          <table:table-cell office:value-type="float" office:value="0.0387762609826437" calcext:value-type="float">
            <text:p>0.0387762609826437</text:p>
          </table:table-cell>
          <table:table-cell table:formula="of:=[.P2]-[.P3]" office:value-type="float" office:value="0.0042021000366021" calcext:value-type="float">
            <text:p>0.0042021000366021</text:p>
          </table:table-cell>
          <table:table-cell table:number-columns-repeated="16367"/>
        </table:table-row>
        <table:table-row table:style-name="ro1">
          <table:table-cell table:style-name="ce15" office:value-type="float" office:value="58088038" calcext:value-type="float">
            <text:p>58088038</text:p>
          </table:table-cell>
          <table:table-cell office:value-type="float" office:value="4" calcext:value-type="float">
            <text:p>4</text:p>
          </table:table-cell>
          <table:table-cell office:value-type="float" office:value="4495.786" calcext:value-type="float">
            <text:p>4495.786</text:p>
          </table:table-cell>
          <table:table-cell office:value-type="float" office:value="-741290.002325339" calcext:value-type="float">
            <text:p>-741290.002325339</text:p>
          </table:table-cell>
          <table:table-cell table:formula="of:=[.D3]-[.B3]*['Bulk testing '.$C$2]" office:value-type="float" office:value="3.60329320502933" calcext:value-type="float">
            <text:p>3.60329320502933</text:p>
          </table:table-cell>
          <table:table-cell/>
          <table:table-cell office:value-type="float" office:value="-741290.785961" calcext:value-type="float">
            <text:p>-741290.785961</text:p>
          </table:table-cell>
          <table:table-cell table:formula="of:=[.G3]-[.$H$1]*[.B3]" office:value-type="float" office:value="2.83361900004093" calcext:value-type="float">
            <text:p>2.83361900004093</text:p>
          </table:table-cell>
          <table:table-cell office:value-type="float" office:value="0.0345706285696609" calcext:value-type="float">
            <text:p>0.0345706285696609</text:p>
          </table:table-cell>
          <table:table-cell table:formula="of:=[.I3]-[.I4]" office:value-type="float" office:value="0.0025765106754091" calcext:value-type="float">
            <text:p>0.0025765106754091</text:p>
          </table:table-cell>
          <table:table-cell table:style-name="ce13" table:formula="of:=[.N3]-[.D3]" office:value-type="float" office:value="-0.00000039802398532629" calcext:value-type="float">
            <text:p>-3.9802398532629E-07</text:p>
          </table:table-cell>
          <table:table-cell office:value-type="float" office:value="58117274" calcext:value-type="float">
            <text:p>58117274</text:p>
          </table:table-cell>
          <table:table-cell office:value-type="float" office:value="4" calcext:value-type="float">
            <text:p>4</text:p>
          </table:table-cell>
          <table:table-cell office:value-type="float" office:value="-741290.002325737" calcext:value-type="float">
            <text:p>-741290.002325737</text:p>
          </table:table-cell>
          <table:table-cell office:value-type="float" office:value="-741290.785748" calcext:value-type="float">
            <text:p>-741290.785748</text:p>
          </table:table-cell>
          <table:table-cell office:value-type="float" office:value="0.0345741609460416" calcext:value-type="float">
            <text:p>0.0345741609460416</text:p>
          </table:table-cell>
          <table:table-cell table:formula="of:=[.P3]-[.P4]" office:value-type="float" office:value="0.0025810869781375" calcext:value-type="float">
            <text:p>0.0025810869781375</text:p>
          </table:table-cell>
          <table:table-cell table:number-columns-repeated="16367"/>
        </table:table-row>
        <table:table-row table:style-name="ro1">
          <table:table-cell office:value-type="float" office:value="58088039" calcext:value-type="float">
            <text:p>58088039</text:p>
          </table:table-cell>
          <table:table-cell office:value-type="float" office:value="5" calcext:value-type="float">
            <text:p>5</text:p>
          </table:table-cell>
          <table:table-cell office:value-type="float" office:value="7346.398" calcext:value-type="float">
            <text:p>7346.398</text:p>
          </table:table-cell>
          <table:table-cell office:value-type="float" office:value="-926613.238909706" calcext:value-type="float">
            <text:p>-926613.238909706</text:p>
          </table:table-cell>
          <table:table-cell table:formula="of:=[.D4]-[.B4]*['Bulk testing '.$C$2]" office:value-type="float" office:value="3.76811347401235" calcext:value-type="float">
            <text:p>3.76811347401235</text:p>
          </table:table-cell>
          <table:table-cell/>
          <table:table-cell office:value-type="float" office:value="-926614.159578" calcext:value-type="float">
            <text:p>-926614.159578</text:p>
          </table:table-cell>
          <table:table-cell table:formula="of:=[.G4]-[.$H$1]*[.B4]" office:value-type="float" office:value="2.86489700013772" calcext:value-type="float">
            <text:p>2.86489700013772</text:p>
          </table:table-cell>
          <table:table-cell office:value-type="float" office:value="0.0319941178942518" calcext:value-type="float">
            <text:p>0.0319941178942518</text:p>
          </table:table-cell>
          <table:table-cell table:formula="of:=[.I4]-[.I5]" office:value-type="float" office:value="0.0035292103257794" calcext:value-type="float">
            <text:p>0.0035292103257794</text:p>
          </table:table-cell>
          <table:table-cell table:style-name="ce13" table:formula="of:=[.N4]-[.D4]" office:value-type="float" office:value="0.00000197405461221933" calcext:value-type="float">
            <text:p>1.97405461221933E-06</text:p>
          </table:table-cell>
          <table:table-cell office:value-type="float" office:value="58117275" calcext:value-type="float">
            <text:p>58117275</text:p>
          </table:table-cell>
          <table:table-cell office:value-type="float" office:value="5" calcext:value-type="float">
            <text:p>5</text:p>
          </table:table-cell>
          <table:table-cell office:value-type="float" office:value="-926613.238907732" calcext:value-type="float">
            <text:p>-926613.238907732</text:p>
          </table:table-cell>
          <table:table-cell office:value-type="float" office:value="-926614.159641" calcext:value-type="float">
            <text:p>-926614.159641</text:p>
          </table:table-cell>
          <table:table-cell office:value-type="float" office:value="0.0319930739679041" calcext:value-type="float">
            <text:p>0.0319930739679041</text:p>
          </table:table-cell>
          <table:table-cell table:formula="of:=[.P4]-[.P5]" office:value-type="float" office:value="0.0032468483841007" calcext:value-type="float">
            <text:p>0.0032468483841007</text:p>
          </table:table-cell>
          <table:table-cell table:number-columns-repeated="16367"/>
        </table:table-row>
        <table:table-row table:style-name="ro1">
          <table:table-cell office:value-type="float" office:value="58088040" calcext:value-type="float">
            <text:p>58088040</text:p>
          </table:table-cell>
          <table:table-cell office:value-type="float" office:value="6" calcext:value-type="float">
            <text:p>6</text:p>
          </table:table-cell>
          <table:table-cell office:value-type="float" office:value="15238.408" calcext:value-type="float">
            <text:p>15238.408</text:p>
          </table:table-cell>
          <table:table-cell office:value-type="float" office:value="-1111936.47506837" calcext:value-type="float">
            <text:p>-1111936.47506837</text:p>
          </table:table-cell>
          <table:table-cell table:formula="of:=[.D5]-[.B5]*['Bulk testing '.$C$2]" office:value-type="float" office:value="3.93335944600403" calcext:value-type="float">
            <text:p>3.93335944600403</text:p>
          </table:table-cell>
          <table:table-cell/>
          <table:table-cell office:value-type="float" office:value="-1111937.590694" calcext:value-type="float">
            <text:p>-1111937.590694</text:p>
          </table:table-cell>
          <table:table-cell table:formula="of:=[.G5]-[.$H$1]*[.B5]" office:value-type="float" office:value="2.83867600001395" calcext:value-type="float">
            <text:p>2.83867600001395</text:p>
          </table:table-cell>
          <table:table-cell office:value-type="float" office:value="0.0284649075684724" calcext:value-type="float">
            <text:p>0.0284649075684724</text:p>
          </table:table-cell>
          <table:table-cell table:formula="of:=[.I5]-[.I6]" office:value-type="float" office:value="0.0029121492603488" calcext:value-type="float">
            <text:p>0.0029121492603488</text:p>
          </table:table-cell>
          <table:table-cell table:style-name="ce13" table:formula="of:=[.N5]-[.D5]" office:value-type="float" office:value="0.00000113015994429588" calcext:value-type="float">
            <text:p>1.13015994429588E-06</text:p>
          </table:table-cell>
          <table:table-cell office:value-type="float" office:value="58117276" calcext:value-type="float">
            <text:p>58117276</text:p>
          </table:table-cell>
          <table:table-cell office:value-type="float" office:value="6" calcext:value-type="float">
            <text:p>6</text:p>
          </table:table-cell>
          <table:table-cell office:value-type="float" office:value="-1111936.47506724" calcext:value-type="float">
            <text:p>-1111936.47506724</text:p>
          </table:table-cell>
          <table:table-cell office:value-type="float" office:value="-1111937.573716" calcext:value-type="float">
            <text:p>-1111937.573716</text:p>
          </table:table-cell>
          <table:table-cell office:value-type="float" office:value="0.0287462255838034" calcext:value-type="float">
            <text:p>0.0287462255838034</text:p>
          </table:table-cell>
          <table:table-cell table:formula="of:=[.P5]-[.P6]" office:value-type="float" office:value="0.0032212327144501" calcext:value-type="float">
            <text:p>0.0032212327144501</text:p>
          </table:table-cell>
          <table:table-cell table:number-columns-repeated="16367"/>
        </table:table-row>
        <table:table-row table:style-name="ro1">
          <table:table-cell office:value-type="float" office:value="58088041" calcext:value-type="float">
            <text:p>58088041</text:p>
          </table:table-cell>
          <table:table-cell office:value-type="float" office:value="7" calcext:value-type="float">
            <text:p>7</text:p>
          </table:table-cell>
          <table:table-cell office:value-type="float" office:value="18597.863" calcext:value-type="float">
            <text:p>18597.863</text:p>
          </table:table-cell>
          <table:table-cell office:value-type="float" office:value="-1297259.7113962" calcext:value-type="float">
            <text:p>-1297259.7113962</text:p>
          </table:table-cell>
          <table:table-cell table:formula="of:=[.D6]-[.B6]*['Bulk testing '.$C$2]" office:value-type="float" office:value="4.09843625221401" calcext:value-type="float">
            <text:p>4.09843625221401</text:p>
          </table:table-cell>
          <table:table-cell/>
          <table:table-cell office:value-type="float" office:value="-1297260.984569" calcext:value-type="float">
            <text:p>-1297260.984569</text:p>
          </table:table-cell>
          <table:table-cell table:formula="of:=[.G6]-[.$H$1]*[.B6]" office:value-type="float" office:value="2.84969600010663" calcext:value-type="float">
            <text:p>2.84969600010663</text:p>
          </table:table-cell>
          <table:table-cell office:value-type="float" office:value="0.0255527583081236" calcext:value-type="float">
            <text:p>0.0255527583081236</text:p>
          </table:table-cell>
          <table:table-cell table:formula="of:=[.I6]-[.I7]" office:value-type="float" office:value="0.0030947533800421" calcext:value-type="float">
            <text:p>0.0030947533800421</text:p>
          </table:table-cell>
          <table:table-cell table:style-name="ce13" table:formula="of:=[.N6]-[.D6]" office:value-type="float" office:value="0.0000025599729269743" calcext:value-type="float">
            <text:p>2.5599729269743E-06</text:p>
          </table:table-cell>
          <table:table-cell office:value-type="float" office:value="58117277" calcext:value-type="float">
            <text:p>58117277</text:p>
          </table:table-cell>
          <table:table-cell office:value-type="float" office:value="7" calcext:value-type="float">
            <text:p>7</text:p>
          </table:table-cell>
          <table:table-cell office:value-type="float" office:value="-1297259.71139364" calcext:value-type="float">
            <text:p>-1297259.71139364</text:p>
          </table:table-cell>
          <table:table-cell office:value-type="float" office:value="-1297260.986244" calcext:value-type="float">
            <text:p>-1297260.986244</text:p>
          </table:table-cell>
          <table:table-cell office:value-type="float" office:value="0.0255249928693533" calcext:value-type="float">
            <text:p>0.0255249928693533</text:p>
          </table:table-cell>
          <table:table-cell table:formula="of:=[.P6]-[.P7]" office:value-type="float" office:value="0.0255249928693533" calcext:value-type="float">
            <text:p>0.0255249928693533</text:p>
          </table:table-cell>
          <table:table-cell table:number-columns-repeated="16367"/>
        </table:table-row>
        <table:table-row table:style-name="ro1">
          <table:table-cell office:value-type="float" office:value="58088042" calcext:value-type="float">
            <text:p>58088042</text:p>
          </table:table-cell>
          <table:table-cell office:value-type="float" office:value="8" calcext:value-type="float">
            <text:p>8</text:p>
          </table:table-cell>
          <table:table-cell office:value-type="float" office:value="27755.279" calcext:value-type="float">
            <text:p>27755.279</text:p>
          </table:table-cell>
          <table:table-cell office:value-type="float" office:value="-1482582.94771337" calcext:value-type="float">
            <text:p>-1482582.94771337</text:p>
          </table:table-cell>
          <table:table-cell table:formula="of:=[.D7]-[.B7]*['Bulk testing '.$C$2]" office:value-type="float" office:value="4.26352371810935" calcext:value-type="float">
            <text:p>4.26352371810935</text:p>
          </table:table-cell>
          <table:table-cell/>
          <table:table-cell office:value-type="float" office:value="-1482584.389464" calcext:value-type="float">
            <text:p>-1482584.389464</text:p>
          </table:table-cell>
          <table:table-cell table:formula="of:=[.G7]-[.$H$1]*[.B7]" office:value-type="float" office:value="2.84969600010663" calcext:value-type="float">
            <text:p>2.84969600010663</text:p>
          </table:table-cell>
          <table:table-cell office:value-type="float" office:value="0.0224580049280815" calcext:value-type="float">
            <text:p>0.0224580049280815</text:p>
          </table:table-cell>
          <table:table-cell table:formula="of:=[.I7]-[.I8]" office:value-type="float" office:value="0.0224580049280815" calcext:value-type="float">
            <text:p>0.0224580049280815</text:p>
          </table:table-cell>
          <table:table-cell table:style-name="ce13"/>
          <table:table-cell office:value-type="float" office:value="58117278" calcext:value-type="float">
            <text:p>58117278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float" office:value="58098206" calcext:value-type="float">
            <text:p>58098206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style-name="ce8"/>
          <table:table-cell office:value-type="float" office:value="58117279" calcext:value-type="float">
            <text:p>5811727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58117280" calcext:value-type="float">
            <text:p>5811728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2"/>
          <table:table-cell table:style-name="ce8" table:number-columns-repeated="1636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24"/>
          <table:table-cell table:number-columns-repeated="16381"/>
        </table:table-row>
        <table:table-row table:style-name="ro1">
          <table:table-cell table:style-name="ce5" table:number-columns-repeated="9"/>
          <table:table-cell table:number-columns-repeated="16375"/>
        </table:table-row>
        <table:table-row table:style-name="ro1">
          <table:table-cell table:style-name="ce5" office:value-type="string" calcext:value-type="string">
            <text:p>SLAB JID</text:p>
          </table:table-cell>
          <table:table-cell table:style-name="ce5" office:value-type="string" calcext:value-type="string">
            <text:p>Nlayers </text:p>
          </table:table-cell>
          <table:table-cell table:style-name="ce5" office:value-type="string" calcext:value-type="string">
            <text:p>CPU time </text:p>
          </table:table-cell>
          <table:table-cell table:style-name="ce5" office:value-type="string" calcext:value-type="string">
            <text:p>Eslab (single)</text:p>
          </table:table-cell>
          <table:table-cell table:style-name="ce5"/>
          <table:table-cell table:style-name="ce5" office:value-type="string" calcext:value-type="string">
            <text:p>JID new</text:p>
          </table:table-cell>
          <table:table-cell table:style-name="ce5" office:value-type="string" calcext:value-type="string">
            <text:p>Eslab qn</text:p>
          </table:table-cell>
          <table:table-cell table:style-name="ce5"/>
          <table:table-cell table:style-name="ce5" office:value-type="string" calcext:value-type="string">
            <text:p>Esurf</text:p>
          </table:table-cell>
          <table:table-cell table:number-columns-repeated="16375"/>
        </table:table-row>
        <table:table-row table:style-name="ro1">
          <table:table-cell table:style-name="ce5" table:number-columns-repeated="9"/>
          <table:table-cell table:number-columns-repeated="16375"/>
        </table:table-row>
        <table:table-row table:style-name="ro1">
          <table:table-cell table:style-name="ce5" office:value-type="float" office:value="58063863" calcext:value-type="float">
            <text:p>5806386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9.894" calcext:value-type="float">
            <text:p>69.894</text:p>
          </table:table-cell>
          <table:table-cell table:style-name="ce5" office:value-type="float" office:value="-555608.225845853" calcext:value-type="float">
            <text:p>-555608.225845853</text:p>
          </table:table-cell>
          <table:table-cell table:style-name="ce5"/>
          <table:table-cell table:style-name="ce5" office:value-type="float" office:value="58067190" calcext:value-type="float">
            <text:p>58067190</text:p>
          </table:table-cell>
          <table:table-cell table:style-name="ce5" office:value-type="float" office:value="-555608.365857" calcext:value-type="float">
            <text:p>-555608.365857</text:p>
          </table:table-cell>
          <table:table-cell table:style-name="ce5"/>
          <table:table-cell table:style-name="ce5" office:value-type="float" office:value="5.98611160854496" calcext:value-type="float">
            <text:p>5.98611160854496</text:p>
          </table:table-cell>
          <table:table-cell table:number-columns-repeated="16375"/>
        </table:table-row>
        <table:table-row table:style-name="ro1">
          <table:table-cell table:style-name="ce5" office:value-type="float" office:value="58064768" calcext:value-type="float">
            <text:p>5806476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8.384" calcext:value-type="float">
            <text:p>108.384</text:p>
          </table:table-cell>
          <table:table-cell table:style-name="ce5" office:value-type="float" office:value="-740812.27104536" calcext:value-type="float">
            <text:p>-740812.27104536</text:p>
          </table:table-cell>
          <table:table-cell table:style-name="ce5"/>
          <table:table-cell table:style-name="ce5" office:value-type="float" office:value="58068383" calcext:value-type="float">
            <text:p>58068383</text:p>
          </table:table-cell>
          <table:table-cell table:style-name="ce5" office:value-type="float" office:value="-740812.837431" calcext:value-type="float">
            <text:p>-740812.837431</text:p>
          </table:table-cell>
          <table:table-cell table:style-name="ce5"/>
          <table:table-cell table:style-name="ce5" office:value-type="float" office:value="7.95359762649419" calcext:value-type="float">
            <text:p>7.95359762649419</text:p>
          </table:table-cell>
          <table:table-cell table:number-columns-repeated="16375"/>
        </table:table-row>
        <table:table-row table:style-name="ro1">
          <table:table-cell table:style-name="ce5" office:value-type="float" office:value="58064802" calcext:value-type="float">
            <text:p>5806480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0.811" calcext:value-type="float">
            <text:p>150.811</text:p>
          </table:table-cell>
          <table:table-cell table:style-name="ce5" office:value-type="float" office:value="-926016.313078736" calcext:value-type="float">
            <text:p>-926016.313078736</text:p>
          </table:table-cell>
          <table:table-cell table:style-name="ce5"/>
          <table:table-cell table:style-name="ce5" office:value-type="float" office:value="58076590" calcext:value-type="float">
            <text:p>58076590</text:p>
          </table:table-cell>
          <table:table-cell table:style-name="ce5" table:number-columns-repeated="3"/>
          <table:table-cell table:style-name="ce8" table:number-columns-repeated="2"/>
          <table:table-cell table:style-name="ce27" table:number-columns-repeated="6"/>
          <table:table-cell table:number-columns-repeated="16367"/>
        </table:table-row>
        <table:table-row table:style-name="ro1">
          <table:table-cell table:style-name="ce5" office:value-type="float" office:value="58064803" calcext:value-type="float">
            <text:p>5806480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14.785" calcext:value-type="float">
            <text:p>214.785</text:p>
          </table:table-cell>
          <table:table-cell table:style-name="ce5" office:value-type="float" office:value="-1111220.35494854" calcext:value-type="float">
            <text:p>-1111220.35494854</text:p>
          </table:table-cell>
          <table:table-cell table:style-name="ce5"/>
          <table:table-cell table:style-name="ce5" office:value-type="float" office:value="58076597" calcext:value-type="float">
            <text:p>58076597</text:p>
          </table:table-cell>
          <table:table-cell table:style-name="ce5" table:number-columns-repeated="3"/>
          <table:table-cell table:number-columns-repeated="16375"/>
        </table:table-row>
        <table:table-row table:style-name="ro1">
          <table:table-cell table:style-name="ce5" office:value-type="float" office:value="58064804" calcext:value-type="float">
            <text:p>5806480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70.932" calcext:value-type="float">
            <text:p>270.932</text:p>
          </table:table-cell>
          <table:table-cell table:style-name="ce5" office:value-type="float" office:value="-1296424.39697431" calcext:value-type="float">
            <text:p>-1296424.39697431</text:p>
          </table:table-cell>
          <table:table-cell table:style-name="ce5"/>
          <table:table-cell table:style-name="ce5" office:value-type="float" office:value="58076620" calcext:value-type="float">
            <text:p>58076620</text:p>
          </table:table-cell>
          <table:table-cell table:style-name="ce5" table:number-columns-repeated="3"/>
          <table:table-cell table:number-columns-repeated="16375"/>
        </table:table-row>
        <table:table-row table:style-name="ro1">
          <table:table-cell table:style-name="ce5" office:value-type="float" office:value="58064805" calcext:value-type="float">
            <text:p>5806480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31.965" calcext:value-type="float">
            <text:p>331.965</text:p>
          </table:table-cell>
          <table:table-cell table:style-name="ce5" office:value-type="float" office:value="-1481628.43899205" calcext:value-type="float">
            <text:p>-1481628.43899205</text:p>
          </table:table-cell>
          <table:table-cell table:style-name="ce5"/>
          <table:table-cell table:style-name="ce5" office:value-type="float" office:value="58076654" calcext:value-type="float">
            <text:p>58076654</text:p>
          </table:table-cell>
          <table:table-cell table:style-name="ce5" table:number-columns-repeated="3"/>
          <table:table-cell table:number-columns-repeated="16375"/>
        </table:table-row>
        <table:table-row table:style-name="ro1">
          <table:table-cell table:style-name="ce5" office:value-type="float" office:value="58064806" calcext:value-type="float">
            <text:p>5806480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36.599" calcext:value-type="float">
            <text:p>436.599</text:p>
          </table:table-cell>
          <table:table-cell table:style-name="ce5" office:value-type="float" office:value="-1666832.48063375" calcext:value-type="float">
            <text:p>-1666832.48063375</text:p>
          </table:table-cell>
          <table:table-cell table:style-name="ce5"/>
          <table:table-cell table:style-name="ce5" office:value-type="float" office:value="58076671" calcext:value-type="float">
            <text:p>58076671</text:p>
          </table:table-cell>
          <table:table-cell table:style-name="ce5" table:number-columns-repeated="3"/>
          <table:table-cell table:number-columns-repeated="16375"/>
        </table:table-row>
        <table:table-row table:style-name="ro1">
          <table:table-cell table:style-name="ce5" office:value-type="float" office:value="58064807" calcext:value-type="float">
            <text:p>5806480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96.688" calcext:value-type="float">
            <text:p>496.688</text:p>
          </table:table-cell>
          <table:table-cell table:style-name="ce5" office:value-type="float" office:value="-1852036.52272186" calcext:value-type="float">
            <text:p>-1852036.52272186</text:p>
          </table:table-cell>
          <table:table-cell table:style-name="ce5" table:number-columns-repeated="4"/>
          <table:table-cell table:style-name="ce7" office:value-type="string" calcext:value-type="string">
            <text:p>Nb – all done with kgrid 444 not 441 and mBEEFVDW</text:p>
          </table:table-cell>
          <table:table-cell table:number-columns-repeated="16375"/>
        </table:table-row>
        <table:table-row table:style-name="ro1" table:number-rows-repeated="28">
          <table:table-cell table:number-columns-repeated="16384"/>
        </table:table-row>
        <table:table-row table:style-name="ro1">
          <table:table-cell office:value-type="string" calcext:value-type="string">
            <text:p>SUPER_ST</text:p>
          </table:table-cell>
          <table:table-cell/>
          <table:table-cell table:style-name="Default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BULK</text:p>
          </table:table-cell>
          <table:table-cell office:value-type="float" office:value="444" calcext:value-type="float">
            <text:p>444</text:p>
          </table:table-cell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JID</text:p>
          </table:table-cell>
          <table:table-cell office:value-type="string" calcext:value-type="string">
            <text:p>Ebulk (single)</text:p>
          </table:table-cell>
          <table:table-cell table:style-name="Default"/>
          <table:table-cell table:number-columns-repeated="2"/>
          <table:table-cell office:value-type="string" calcext:value-type="string">
            <text:p>bulk</text:p>
          </table:table-cell>
          <table:table-cell table:number-columns-repeated="16378"/>
        </table:table-row>
        <table:table-row table:style-name="ro1">
          <table:table-cell office:value-type="float" office:value="58134752" calcext:value-type="float">
            <text:p>58134752</text:p>
          </table:table-cell>
          <table:table-cell office:value-type="float" office:value="-185323.401404635" calcext:value-type="float">
            <text:p>-185323.401404635</text:p>
          </table:table-cell>
          <table:table-cell table:style-name="Default"/>
          <table:table-cell/>
          <table:table-cell office:value-type="float" office:value="58136744" calcext:value-type="float">
            <text:p>58136744</text:p>
          </table:table-cell>
          <table:table-cell office:value-type="float" office:value="-185323.401404635" calcext:value-type="float">
            <text:p>-185323.40140463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table:style-name="Default"/>
          <table:table-cell table:number-columns-repeated="16381"/>
        </table:table-row>
        <table:table-row table:style-name="ro1">
          <table:table-cell office:value-type="float" office:value="58134761" calcext:value-type="float">
            <text:p>58134761</text:p>
          </table:table-cell>
          <table:table-cell office:value-type="float" office:value="-185323.409124476" calcext:value-type="float">
            <text:p>-185323.409124476</text:p>
          </table:table-cell>
          <table:table-cell table:style-name="Default"/>
          <table:table-cell/>
          <table:table-cell office:value-type="float" office:value="-555970.24305348" calcext:value-type="float">
            <text:p>-555970.24305348</text:p>
          </table:table-cell>
          <table:table-cell table:formula="of:=[.E64]/3" office:value-type="float" office:value="-185323.41435116" calcext:value-type="float">
            <text:p>-185323.41435116</text:p>
          </table:table-cell>
          <table:table-cell table:number-columns-repeated="1637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New bulk</text:p>
          </table:table-cell>
          <table:table-cell office:value-type="string" calcext:value-type="string">
            <text:p>Ebulk (single)</text:p>
          </table:table-cell>
          <table:table-cell table:style-name="Default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office:value-type="float" office:value="58136701" calcext:value-type="float">
            <text:p>58136701</text:p>
          </table:table-cell>
          <table:table-cell office:value-type="float" office:value="-372698.452866396" calcext:value-type="float">
            <text:p>-372698.452866396</text:p>
          </table:table-cell>
          <table:table-cell table:number-columns-repeated="16382"/>
        </table:table-row>
        <table:table-row table:style-name="ro1">
          <table:table-cell office:value-type="float" office:value="58136582" calcext:value-type="float">
            <text:p>58136582</text:p>
          </table:table-cell>
          <table:table-cell/>
          <table:table-cell office:value-type="string" calcext:value-type="string">
            <text:p>Full traj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lab</text:p>
          </table:table-cell>
          <table:table-cell office:value-type="string" calcext:value-type="string">
            <text:p>Nlayers </text:p>
          </table:table-cell>
          <table:table-cell office:value-type="string" calcext:value-type="string">
            <text:p>Eslab single</text:p>
          </table:table-cell>
          <table:table-cell/>
          <table:table-cell office:value-type="string" calcext:value-type="string">
            <text:p>jid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136762" calcext:value-type="float">
            <text:p>58136762</text:p>
          </table:table-cell>
          <table:table-cell office:value-type="float" office:value="3" calcext:value-type="float">
            <text:p>3</text:p>
          </table:table-cell>
          <table:table-cell office:value-type="float" office:value="-555483.066635822" calcext:value-type="float">
            <text:p>-555483.066635822</text:p>
          </table:table-cell>
          <table:table-cell table:formula="of:=[.C75]/3" office:value-type="float" office:value="-185161.022211941" calcext:value-type="float">
            <text:p>-185161.022211941</text:p>
          </table:table-cell>
          <table:table-cell office:value-type="float" office:value="58136790" calcext:value-type="float">
            <text:p>58136790</text:p>
          </table:table-cell>
          <table:table-cell office:value-type="float" office:value="-555970.24305348" calcext:value-type="float">
            <text:p>-555970.24305348</text:p>
          </table:table-cell>
          <table:table-cell table:formula="of:=[.F75]/3" office:value-type="float" office:value="-185323.41435116" calcext:value-type="float">
            <text:p>-185323.4143511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1" table:number-rows-repeated="104849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T adsorbates" table:style-name="ta1">
        <table:table-column table:style-name="co9" table:default-cell-style-name="ce13"/>
        <table:table-column table:style-name="co1" table:number-columns-repeated="2" table:default-cell-style-name="ce13"/>
        <table:table-column table:style-name="co10" table:number-columns-repeated="2" table:default-cell-style-name="ce13"/>
        <table:table-column table:style-name="co1" table:default-cell-style-name="ce13"/>
        <table:table-column table:style-name="co11" table:default-cell-style-name="ce13"/>
        <table:table-column table:style-name="co6" table:default-cell-style-name="ce13"/>
        <table:table-column table:style-name="co1" table:number-columns-repeated="2" table:default-cell-style-name="ce13"/>
        <table:table-column table:style-name="co1" table:default-cell-style-name="Default"/>
        <table:table-column table:style-name="co1" table:number-columns-repeated="4" table:default-cell-style-name="ce13"/>
        <table:table-row table:style-name="ro1">
          <table:table-cell table:style-name="ce12" office:value-type="string" calcext:value-type="string">
            <text:p>STCl</text:p>
          </table:table-cell>
          <table:table-cell table:style-name="ce12"/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>
            <text:p>Hollow</text:p>
          </table:table-cell>
          <table:table-cell table:style-name="ce12"/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ID</text:p>
          </table:table-cell>
          <table:table-cell office:value-type="string" calcext:value-type="string">
            <text:p>Nlayers</text:p>
          </table:table-cell>
          <table:table-cell office:value-type="string" calcext:value-type="string">
            <text:p>Eslab (single)</text:p>
          </table:table-cell>
          <table:table-cell office:value-type="string" calcext:value-type="string">
            <text:p>JID</text:p>
          </table:table-cell>
          <table:table-cell office:value-type="string" calcext:value-type="string">
            <text:p>Eslab (final iter)</text:p>
          </table:table-cell>
          <table:table-cell office:value-type="string" calcext:value-type="string">
            <text:p>nlinag</text:p>
          </table:table-cell>
          <table:table-cell office:value-type="string" calcext:value-type="string">
            <text:p>Esurf</text:p>
          </table:table-cell>
          <table:table-cell table:number-columns-repeated="8"/>
        </table:table-row>
        <table:table-row table:style-name="ro1">
          <table:table-cell office:value-type="float" office:value="58136952" calcext:value-type="float">
            <text:p>58136952</text:p>
          </table:table-cell>
          <table:table-cell office:value-type="float" office:value="3" calcext:value-type="float">
            <text:p>3</text:p>
          </table:table-cell>
          <table:table-cell office:value-type="float" office:value="-568571.461877048" calcext:value-type="float">
            <text:p>-568571.461877048</text:p>
          </table:table-cell>
          <table:table-cell office:value-type="float" office:value="58136968" calcext:value-type="float">
            <text:p>58136968</text:p>
          </table:table-cell>
          <table:table-cell table:style-name="Default" office:value-type="float" office:value="-568574.521243" calcext:value-type="float">
            <text:p>-568574.521243</text:p>
          </table:table-cell>
          <table:table-cell table:style-name="Default" office:value-type="float" office:value="31.7286035545774" calcext:value-type="float">
            <text:p>31.7286035545774</text:p>
          </table:table-cell>
          <table:table-cell table:style-name="ce27"/>
          <table:table-cell table:style-name="ce29"/>
          <table:table-cell table:style-name="ce29" office:value-type="string" calcext:value-type="string">
            <text:p>issue with this is that single E means Cl moves.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office:value-type="string" calcext:value-type="string">
            <text:p>Bridge CuO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4x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58153756" calcext:value-type="float">
            <text:p>58153756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58139596" calcext:value-type="float">
            <text:p>58139596</text:p>
          </table:table-cell>
          <table:table-cell office:value-type="float" office:value="3" calcext:value-type="float">
            <text:p>3</text:p>
          </table:table-cell>
          <table:table-cell office:value-type="float" office:value="-568563.234044871" calcext:value-type="float">
            <text:p>-568563.234044871</text:p>
          </table:table-cell>
          <table:table-cell office:value-type="string" calcext:value-type="string">
            <text:p>-</text:p>
          </table:table-cell>
          <table:table-cell office:value-type="float" office:value="-568574.52192549" calcext:value-type="float">
            <text:p>-568574.52192549</text:p>
          </table:table-cell>
          <table:table-cell office:value-type="float" office:value="31.7286035545774" calcext:value-type="float">
            <text:p>31.7286035545774</text:p>
          </table:table-cell>
          <table:table-cell table:number-columns-repeated="9"/>
        </table:table-row>
        <table:table-row table:style-name="ro1">
          <table:table-cell office:value-type="float" office:value="58140166" calcext:value-type="float">
            <text:p>5814016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14" office:value-type="string" calcext:value-type="string">
            <text:p>Bridge CuCu</text:p>
          </table:table-cell>
          <table:table-cell table:number-columns-repeated="3"/>
        </table:table-row>
        <table:table-row table:style-name="ro1">
          <table:table-cell office:value-type="float" office:value="58140167" calcext:value-type="float">
            <text:p>58140167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Default" office:value-type="float" office:value="58155295" calcext:value-type="float">
            <text:p>58155295</text:p>
          </table:table-cell>
          <table:table-cell table:number-columns-repeated="3"/>
        </table:table-row>
        <table:table-row table:style-name="ro1">
          <table:table-cell office:value-type="float" office:value="58140171" calcext:value-type="float">
            <text:p>58140171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58140172" calcext:value-type="float">
            <text:p>58140172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>
            <text:p>Atop unsat Cu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ID</text:p>
          </table:table-cell>
          <table:table-cell table:number-columns-repeated="14"/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TO" table:style-name="ta1">
        <table:table-column table:style-name="co3" table:default-cell-style-name="ce15"/>
        <table:table-column table:style-name="co1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SLAB JID</text:p>
          </table:table-cell>
          <table:table-cell table:style-name="ce12" office:value-type="string" calcext:value-type="string">
            <text:p>Nlayers </text:p>
          </table:table-cell>
          <table:table-cell table:style-name="ce12" office:value-type="string" calcext:value-type="string">
            <text:p>CPU time </text:p>
          </table:table-cell>
          <table:table-cell table:style-name="ce12" office:value-type="string" calcext:value-type="string">
            <text:p>Eslab (single)</text:p>
          </table:table-cell>
          <table:table-cell table:style-name="ce12" office:value-type="string" calcext:value-type="string">
            <text:p>JID new</text:p>
          </table:table-cell>
          <table:table-cell table:style-name="ce12" office:value-type="string" calcext:value-type="string">
            <text:p>Eslab qn</text:p>
          </table:table-cell>
          <table:table-cell table:style-name="ce12" office:value-type="string" calcext:value-type="string">
            <text:p>Esurf</text:p>
          </table:table-cell>
        </table:table-row>
        <table:table-row table:style-name="ro1">
          <table:table-cell office:value-type="float" office:value="58097291" calcext:value-type="float">
            <text:p>58097291</text:p>
          </table:table-cell>
          <table:table-cell office:value-type="float" office:value="3" calcext:value-type="float">
            <text:p>3</text:p>
          </table:table-cell>
          <table:table-cell office:value-type="float" office:value="22907.333" calcext:value-type="float">
            <text:p>22907.333</text:p>
          </table:table-cell>
          <table:table-cell office:value-type="float" office:value="-1664771.0739828" calcext:value-type="float">
            <text:p>-1664771.0739828</text:p>
          </table:table-cell>
          <table:table-cell/>
          <table:table-cell office:value-type="float" office:value="-1664775.31614693" calcext:value-type="float">
            <text:p>-1664775.3161469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 table:number-rows-repeated="5">
          <table:table-cell table:number-columns-repeated="2"/>
          <table:table-cell table:style-name="ce30"/>
          <table:table-cell table:number-columns-repeated="4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Y" table:style-name="ta1">
        <table:table-column table:style-name="co3" table:default-cell-style-name="ce13"/>
        <table:table-column table:style-name="co1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2" table:default-cell-style-name="ce13"/>
        <table:table-row table:style-name="ro1">
          <table:table-cell table:style-name="ce12" office:value-type="string" calcext:value-type="string">
            <text:p>SLAB JID</text:p>
          </table:table-cell>
          <table:table-cell table:style-name="ce12" office:value-type="string" calcext:value-type="string">
            <text:p>Nlayers </text:p>
          </table:table-cell>
          <table:table-cell table:style-name="ce12" office:value-type="string" calcext:value-type="string">
            <text:p>CPU time </text:p>
          </table:table-cell>
          <table:table-cell table:style-name="ce12" office:value-type="string" calcext:value-type="string">
            <text:p>Eslab (single)</text:p>
          </table:table-cell>
          <table:table-cell table:style-name="ce12" office:value-type="string" calcext:value-type="string">
            <text:p>JID new</text:p>
          </table:table-cell>
          <table:table-cell table:style-name="ce12" office:value-type="string" calcext:value-type="string">
            <text:p>Eslab qn</text:p>
          </table:table-cell>
          <table:table-cell table:style-name="ce12" office:value-type="string" calcext:value-type="string">
            <text:p>Esurf</text:p>
          </table:table-cell>
        </table:table-row>
        <table:table-row table:style-name="ro1">
          <table:table-cell office:value-type="float" office:value="58097941" calcext:value-type="float">
            <text:p>5809794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: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24"/>
          <table:table-cell table:number-columns-repeated="4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term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LAB JID</text:p>
          </table:table-cell>
          <table:table-cell office:value-type="string" calcext:value-type="string">
            <text:p>Nlayers </text:p>
          </table:table-cell>
          <table:table-cell office:value-type="string" calcext:value-type="string">
            <text:p>CPU time </text:p>
          </table:table-cell>
          <table:table-cell office:value-type="string" calcext:value-type="string">
            <text:p>Eslab (single)</text:p>
          </table:table-cell>
          <table:table-cell office:value-type="string" calcext:value-type="string">
            <text:p>JID new</text:p>
          </table:table-cell>
          <table:table-cell office:value-type="string" calcext:value-type="string">
            <text:p>Eslab qn</text:p>
          </table:table-cell>
          <table:table-cell office:value-type="string" calcext:value-type="string">
            <text:p>Esurf</text:p>
          </table:table-cell>
        </table:table-row>
        <table:table-row table:style-name="ro1">
          <table:table-cell office:value-type="float" office:value="58083517" calcext:value-type="float">
            <text:p>58083517</text:p>
          </table:table-cell>
          <table:table-cell office:value-type="float" office:value="3" calcext:value-type="float">
            <text:p>3</text:p>
          </table:table-cell>
          <table:table-cell office:value-type="float" office:value="628.043" calcext:value-type="float">
            <text:p>628.043</text:p>
          </table:table-cell>
          <table:table-cell office:value-type="float" office:value="-555607.398084302" calcext:value-type="float">
            <text:p>-555607.398084302</text:p>
          </table:table-cell>
          <table:table-cell office:value-type="float" office:value="58083636" calcext:value-type="float">
            <text:p>580836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</table:table>
      <table:table table:name="Cuterm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LAB JID</text:p>
          </table:table-cell>
          <table:table-cell office:value-type="string" calcext:value-type="string">
            <text:p>Nlayers </text:p>
          </table:table-cell>
          <table:table-cell office:value-type="string" calcext:value-type="string">
            <text:p>CPU time </text:p>
          </table:table-cell>
          <table:table-cell office:value-type="string" calcext:value-type="string">
            <text:p>Eslab (single)</text:p>
          </table:table-cell>
          <table:table-cell office:value-type="string" calcext:value-type="string">
            <text:p>JID new</text:p>
          </table:table-cell>
          <table:table-cell office:value-type="string" calcext:value-type="string">
            <text:p>Eslab qn</text:p>
          </table:table-cell>
          <table:table-cell office:value-type="string" calcext:value-type="string">
            <text:p>Esurf</text:p>
          </table:table-cell>
        </table:table-row>
        <table:table-row table:style-name="ro1">
          <table:table-cell office:value-type="float" office:value="58083514" calcext:value-type="float">
            <text:p>58083514</text:p>
          </table:table-cell>
          <table:table-cell office:value-type="float" office:value="3" calcext:value-type="float">
            <text:p>3</text:p>
          </table:table-cell>
          <table:table-cell office:value-type="float" office:value="262.109" calcext:value-type="float">
            <text:p>262.109</text:p>
          </table:table-cell>
          <table:table-cell office:value-type="float" office:value="-510332.559209527" calcext:value-type="float">
            <text:p>-510332.559209527</text:p>
          </table:table-cell>
          <table:table-cell office:value-type="float" office:value="58083576" calcext:value-type="float">
            <text:p>580835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4" office:value-type="string" calcext:value-type="string">
            <text:p>Hollow Cl</text:p>
          </table:table-cell>
          <table:table-cell table:number-columns-repeated="6"/>
        </table:table-row>
        <table:table-row table:style-name="ro1">
          <table:table-cell office:value-type="float" office:value="58152093" calcext:value-type="float">
            <text:p>581520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dn’t converg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8153799" calcext:value-type="float">
            <text:p>581537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ered Cl</text:p>
          </table:table-cell>
          <table:table-cell table:number-columns-repeated="4"/>
        </table:table-row>
      </table:table>
      <table:table table:name="3011 " table:style-name="ta1">
        <table:table-column table:style-name="co1" table:number-columns-repeated="3" table:default-cell-style-name="ce13"/>
        <table:table-column table:style-name="co13" table:default-cell-style-name="ce13"/>
        <table:table-column table:style-name="co1" table:number-columns-repeated="3" table:default-cell-style-name="ce13"/>
        <table:table-row table:style-name="ro1">
          <table:table-cell table:style-name="ce12" office:value-type="string" calcext:value-type="string">
            <text:p>SLAB JID</text:p>
          </table:table-cell>
          <table:table-cell table:style-name="ce12" office:value-type="string" calcext:value-type="string">
            <text:p>Nlayers </text:p>
          </table:table-cell>
          <table:table-cell table:style-name="ce12" office:value-type="string" calcext:value-type="string">
            <text:p>CPU time </text:p>
          </table:table-cell>
          <table:table-cell table:style-name="ce12" office:value-type="string" calcext:value-type="string">
            <text:p>Eslab (single)</text:p>
          </table:table-cell>
          <table:table-cell table:style-name="ce12" office:value-type="string" calcext:value-type="string">
            <text:p>JID new</text:p>
          </table:table-cell>
          <table:table-cell table:style-name="ce12" office:value-type="string" calcext:value-type="string">
            <text:p>Eslab qn</text:p>
          </table:table-cell>
          <table:table-cell table:style-name="ce12" office:value-type="string" calcext:value-type="string">
            <text:p>Esurf</text:p>
          </table:table-cell>
        </table:table-row>
        <table:table-row table:style-name="ro1">
          <table:table-cell office:value-type="float" office:value="58097309" calcext:value-type="float">
            <text:p>58097309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2" office:value-type="string" calcext:value-type="string">
            <text:p>MINE</text:p>
          </table:table-cell>
          <table:table-cell table:number-columns-repeated="6"/>
        </table:table-row>
        <table:table-row table:style-name="ro1">
          <table:table-cell office:value-type="float" office:value="58099220" calcext:value-type="float">
            <text:p>5809922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 table:number-rows-repeated="104856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inal work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column table:style-name="co15" table:default-cell-style-name="Default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Cl (single atom)</text:p>
          </table:table-cell>
          <table:table-cell table:number-columns-repeated="2"/>
          <table:table-cell table:style-name="ce14" office:value-type="string" calcext:value-type="string">
            <text:p>Cuterm1x1</text:p>
          </table:table-cell>
          <table:table-cell table:style-name="ce14"/>
          <table:table-cell table:number-columns-repeated="2"/>
          <table:table-cell table:style-name="ce14" office:value-type="string" calcext:value-type="string">
            <text:p>Cuterm4x4</text:p>
          </table:table-cell>
          <table:table-cell/>
          <table:table-cell table:style-name="ce12" office:value-type="string" calcext:value-type="string">
            <text:p>Bridge CuO</text:p>
          </table:table-cell>
          <table:table-cell table:number-columns-repeated="2"/>
          <table:table-cell table:style-name="ce14" office:value-type="string" calcext:value-type="string">
            <text:p>Bridge CuCu</text:p>
          </table:table-cell>
          <table:table-cell table:number-columns-repeated="2"/>
          <table:table-cell table:style-name="ce14" office:value-type="string" calcext:value-type="string">
            <text:p>Cuterm hollow</text:p>
          </table:table-cell>
          <table:table-cell table:number-columns-repeated="3"/>
          <table:table-cell office:value-type="string" calcext:value-type="string">
            <text:p>linalg=determinant</text:p>
          </table:table-cell>
        </table:table-row>
        <table:table-row table:style-name="ro1">
          <table:table-cell table:number-columns-repeated="3"/>
          <table:table-cell office:value-type="float" office:value="58161593" calcext:value-type="float">
            <text:p>58161593</text:p>
          </table:table-cell>
          <table:table-cell table:number-columns-repeated="5"/>
          <table:table-cell table:style-name="ce13" office:value-type="string" calcext:value-type="string">
            <text:p>Cl4x4</text:p>
          </table:table-cell>
          <table:table-cell table:number-columns-repeated="2"/>
          <table:table-cell table:style-name="ce13" office:value-type="string" calcext:value-type="string">
            <text:p>Cl4x4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JID</text:p>
          </table:table-cell>
          <table:table-cell table:style-name="ce13" office:value-type="string" calcext:value-type="string">
            <text:p>Energy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determinant</text:p>
          </table:table-cell>
          <table:table-cell/>
          <table:table-cell office:value-type="string" calcext:value-type="string">
            <text:p>JID</text:p>
          </table:table-cell>
          <table:table-cell/>
          <table:table-cell office:value-type="string" calcext:value-type="string">
            <text:p>JID</text:p>
          </table:table-cell>
          <table:table-cell table:number-columns-repeated="2"/>
          <table:table-cell office:value-type="string" calcext:value-type="string">
            <text:p>JID</text:p>
          </table:table-cell>
          <table:table-cell table:number-columns-repeated="2"/>
          <table:table-cell office:value-type="string" calcext:value-type="string">
            <text:p>JI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inalg</text:p>
          </table:table-cell>
          <table:table-cell table:number-columns-repeated="2"/>
        </table:table-row>
        <table:table-row table:style-name="ro1">
          <table:table-cell office:value-type="float" office:value="58161140" calcext:value-type="float">
            <text:p>58161140</text:p>
          </table:table-cell>
          <table:table-cell office:value-type="float" office:value="-12603.723702432" calcext:value-type="float">
            <text:p>-12603.723702432</text:p>
          </table:table-cell>
          <table:table-cell/>
          <table:table-cell office:value-type="float" office:value="-741290.205328474" calcext:value-type="float">
            <text:p>-741290.205328474</text:p>
          </table:table-cell>
          <table:table-cell/>
          <table:table-cell office:value-type="float" office:value="18.3185178032462" calcext:value-type="float">
            <text:p>18.3185178032462</text:p>
          </table:table-cell>
          <table:table-cell/>
          <table:table-cell office:value-type="float" office:value="58160812" calcext:value-type="float">
            <text:p>58160812</text:p>
          </table:table-cell>
          <table:table-cell/>
          <table:table-cell table:style-name="ce13" office:value-type="float" office:value="58153756" calcext:value-type="float">
            <text:p>58153756</text:p>
          </table:table-cell>
          <table:table-cell table:number-columns-repeated="2"/>
          <table:table-cell office:value-type="float" office:value="58155295" calcext:value-type="float">
            <text:p>58155295</text:p>
          </table:table-cell>
          <table:table-cell table:number-columns-repeated="2"/>
          <table:table-cell office:value-type="float" office:value="58153799" calcext:value-type="float">
            <text:p>58153799</text:p>
          </table:table-cell>
          <table:table-cell office:value-type="float" office:value="-11873266.577486" calcext:value-type="float">
            <text:p>-11873266.577486</text:p>
          </table:table-cell>
          <table:table-cell office:value-type="float" office:value="293.096284851939" calcext:value-type="float">
            <text:p>293.096284851939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3" office:value-type="string" calcext:value-type="string">
            <text:p>failed</text:p>
          </table:table-cell>
          <table:table-cell table:number-columns-repeated="2"/>
          <table:table-cell office:value-type="string" calcext:value-type="string">
            <text:p>still running lots of movemen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8171368" calcext:value-type="float">
            <text:p>58171368</text:p>
          </table:table-cell>
          <table:table-cell table:number-columns-repeated="5"/>
          <table:table-cell office:value-type="string" calcext:value-type="string">
            <text:p>has traj of 157</text:p>
          </table:table-cell>
          <table:table-cell table:number-columns-repeated="2"/>
          <table:table-cell office:value-type="string" calcext:value-type="string">
            <text:p>failed bus error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ST1x1 noCl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determinant</text:p>
          </table:table-cell>
          <table:table-cell table:number-columns-repeated="3"/>
          <table:table-cell office:value-type="float" office:value="58161810" calcext:value-type="float">
            <text:p>58161810</text:p>
          </table:table-cell>
          <table:table-cell office:value-type="string" calcext:value-type="string">
            <text:p>linalg</text:p>
          </table:table-cell>
          <table:table-cell/>
          <table:table-cell office:value-type="float" office:value="58161101" calcext:value-type="float">
            <text:p>58161101</text:p>
          </table:table-cell>
          <table:table-cell table:number-columns-repeated="2"/>
          <table:table-cell office:value-type="float" office:value="58169117" calcext:value-type="float">
            <text:p>58169117</text:p>
          </table:table-cell>
          <table:table-cell office:value-type="float" office:value="-11873253.1523934" calcext:value-type="float">
            <text:p>-11873253.1523934</text:p>
          </table:table-cell>
          <table:table-cell office:value-type="float" office:value="293.096284851939" calcext:value-type="float">
            <text:p>293.096284851939</text:p>
          </table:table-cell>
          <table:table-cell table:number-columns-repeated="2"/>
        </table:table-row>
        <table:table-row table:style-name="ro1">
          <table:table-cell office:value-type="float" office:value="58171754" calcext:value-type="float">
            <text:p>58171754</text:p>
          </table:table-cell>
          <table:table-cell office:value-type="string" calcext:value-type="string">
            <text:p>Checking this was done with 441 kgrid</text:p>
          </table:table-cell>
          <table:table-cell/>
          <table:table-cell office:value-type="string" calcext:value-type="string">
            <text:p>scf didn’t converge</text:p>
          </table:table-cell>
          <table:table-cell table:number-columns-repeated="5"/>
          <table:table-cell office:value-type="float" office:value="-20768785.8496819" calcext:value-type="float">
            <text:p>-20768785.8496819</text:p>
          </table:table-cell>
          <table:table-cell office:value-type="float" office:value="507.657656873238" calcext:value-type="float">
            <text:p>507.657656873238</text:p>
          </table:table-cell>
          <table:table-cell/>
          <table:table-cell office:value-type="string" calcext:value-type="string">
            <text:p>failed forces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58161170" calcext:value-type="float">
            <text:p>581611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8171412" calcext:value-type="float">
            <text:p>58171412</text:p>
          </table:table-cell>
          <table:table-cell/>
          <table:table-cell office:value-type="string" calcext:value-type="string">
            <text:p>Forces commented out</text:p>
          </table:table-cell>
          <table:table-cell table:number-columns-repeated="6"/>
          <table:table-cell office:value-type="float" office:value="-20768785.551386" calcext:value-type="float">
            <text:p>-20768785.551386</text:p>
          </table:table-cell>
          <table:table-cell office:value-type="string" calcext:value-type="string">
            <text:p>failed time li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determinant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-741290.204846057" calcext:value-type="float">
            <text:p>-741290.204846057</text:p>
          </table:table-cell>
          <table:table-cell/>
          <table:table-cell office:value-type="float" office:value="18.3185178032462" calcext:value-type="float">
            <text:p>18.3185178032462</text:p>
          </table:table-cell>
          <table:table-cell table:number-columns-repeated="14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style-name="ce14" office:value-type="string" calcext:value-type="string">
            <text:p>ST/ Bulk E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3" office:value-type="string" calcext:value-type="string">
            <text:p>See ST sheet</text:p>
          </table:table-cell>
          <table:table-cell table:style-name="ce13" office:value-type="string" calcext:value-type="string">
            <text:p>Used the final iteration bulk value</text:p>
          </table:table-cell>
          <table:table-cell table:style-name="ce13" table:number-columns-repeated="3"/>
          <table:table-cell table:style-name="ce12"/>
          <table:table-cell table:style-name="ce13" table:number-columns-repeated="2"/>
          <table:table-cell table:style-name="ce12"/>
          <table:table-cell table:style-name="ce13"/>
          <table:table-cell table:number-columns-repeated="10"/>
        </table:table-row>
        <table:table-row table:style-name="ro1">
          <table:table-cell table:style-name="ce15"/>
          <table:table-cell table:style-name="ce13" table:number-columns-repeated="9"/>
          <table:table-cell table:number-columns-repeated="10"/>
        </table:table-row>
        <table:table-row table:style-name="ro1">
          <table:table-cell table:style-name="ce12" office:value-type="string" calcext:value-type="string">
            <text:p>Ecl</text:p>
          </table:table-cell>
          <table:table-cell table:style-name="ce13" table:number-columns-repeated="9"/>
          <table:table-cell table:number-columns-repeated="10"/>
        </table:table-row>
        <table:table-row table:style-name="ro1">
          <table:table-cell table:style-name="ce13" office:value-type="float" office:value="-12603.723702432" calcext:value-type="float">
            <text:p>-12603.723702432</text:p>
          </table:table-cell>
          <table:table-cell table:style-name="ce13" table:number-columns-repeated="9"/>
          <table:table-cell table:number-columns-repeated="10"/>
        </table:table-row>
        <table:table-row table:style-name="ro1">
          <table:table-cell table:style-name="ce13" table:number-columns-repeated="10"/>
          <table:table-cell table:number-columns-repeated="10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#E_surf = (E_slab_qn - E_bulk * n_layers) / 2 / np.linalg.det(slabads.cell[:2, :2])</text:p>
          </table:table-cell>
          <table:table-cell table:style-name="ce13" table:number-columns-repeated="7"/>
          <table:table-cell table:number-columns-repeated="10"/>
        </table:table-row>
        <table:table-row table:style-name="ro1">
          <table:table-cell table:style-name="ce12"/>
          <table:table-cell table:style-name="ce13" table:number-columns-repeated="9"/>
          <table:table-cell table:number-columns-repeated="10"/>
        </table:table-row>
        <table:table-row table:style-name="ro1">
          <table:table-cell table:style-name="ce14" office:value-type="string" calcext:value-type="string">
            <text:p>Adsorption E</text:p>
          </table:table-cell>
          <table:table-cell table:number-columns-repeated="3"/>
          <table:table-cell office:value-type="string" calcext:value-type="string">
            <text:p>1x1 with 441 kgri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ulk E</text:p>
          </table:table-cell>
          <table:table-cell office:value-type="string" calcext:value-type="string">
            <text:p>nlayer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inalg</text:p>
          </table:table-cell>
          <table:table-cell office:value-type="string" calcext:value-type="string">
            <text:p>E slab no Cl</text:p>
          </table:table-cell>
          <table:table-cell office:value-type="string" calcext:value-type="string">
            <text:p>Eads</text:p>
          </table:table-cell>
          <table:table-cell table:number-columns-repeated="14"/>
        </table:table-row>
        <table:table-row table:style-name="ro1">
          <table:table-cell office:value-type="float" office:value="-185323.404895" calcext:value-type="float">
            <text:p>-185323.404895</text:p>
          </table:table-cell>
          <table:table-cell office:value-type="float" office:value="4" calcext:value-type="float">
            <text:p>4</text:p>
          </table:table-cell>
          <table:table-cell office:value-type="float" office:value="-11873266.577486" calcext:value-type="float">
            <text:p>-11873266.577486</text:p>
          </table:table-cell>
          <table:table-cell office:value-type="float" office:value="293.096284851939" calcext:value-type="float">
            <text:p>293.096284851939</text:p>
          </table:table-cell>
          <table:table-cell office:value-type="float" office:value="-741290.205931" calcext:value-type="float">
            <text:p>-741290.205931</text:p>
          </table:table-cell>
          <table:table-cell table:formula="of:=[.C30]-(16*-741290.205931+[.A24])" office:value-type="float" office:value="-19.5588875673711" calcext:value-type="float">
            <text:p>-19.5588875673711</text:p>
          </table:table-cell>
          <table:table-cell office:value-type="string" calcext:value-type="string">
            <text:p>Old 100 – not constrained</text:p>
          </table:table-cell>
          <table:table-cell table:number-columns-repeated="13"/>
        </table:table-row>
        <table:table-row table:style-name="ro1">
          <table:table-cell office:value-type="float" office:value="-185323.404895" calcext:value-type="float">
            <text:p>-185323.404895</text:p>
          </table:table-cell>
          <table:table-cell office:value-type="float" office:value="7" calcext:value-type="float">
            <text:p>7</text:p>
          </table:table-cell>
          <table:table-cell office:value-type="float" office:value="-20768785.8496819" calcext:value-type="float">
            <text:p>-20768785.8496819</text:p>
          </table:table-cell>
          <table:table-cell office:value-type="float" office:value="507.657656873238" calcext:value-type="float">
            <text:p>507.657656873238</text:p>
          </table:table-cell>
          <table:table-cell office:value-type="float" office:value="-1297260.984569" calcext:value-type="float">
            <text:p>-1297260.984569</text:p>
          </table:table-cell>
          <table:table-cell table:formula="of:=[.C31]-(16*[.E31]+[.A24])" office:value-type="float" office:value="-6.37287546694279" calcext:value-type="float">
            <text:p>-6.37287546694279</text:p>
          </table:table-cell>
          <table:table-cell office:value-type="float" office:value="111" calcext:value-type="float">
            <text:p>111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-185323.404895" calcext:value-type="float">
            <text:p>-185323.404895</text:p>
          </table:table-cell>
          <table:table-cell/>
          <table:table-cell office:value-type="float" office:value="-11873253.1523934" calcext:value-type="float">
            <text:p>-11873253.1523934</text:p>
          </table:table-cell>
          <table:table-cell office:value-type="float" office:value="18.3185178032462" calcext:value-type="float">
            <text:p>18.3185178032462</text:p>
          </table:table-cell>
          <table:table-cell office:value-type="float" office:value="-741290.204846057" calcext:value-type="float">
            <text:p>-741290.204846057</text:p>
          </table:table-cell>
          <table:table-cell table:formula="of:=[.C33]-(16*[.E33]+[.A24])" office:value-type="float" office:value="-6.15115405060351" calcext:value-type="float">
            <text:p>-6.15115405060351</text:p>
          </table:table-cell>
          <table:table-cell office:value-type="string" calcext:value-type="string">
            <text:p>100 constrained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gradient draw:name="Pastel_20_Bouquet" draw:display-name="Pastel Bouquet" draw:style="linear" draw:start-color="#dde8cb" draw:end-color="#ffd7d7" draw:start-intensity="100%" draw:end-intensity="100%" draw:angle="30deg" draw:border="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 style:data-style-name="N2" text:time-value="12:15:41.7624167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2:32:05.051720297</meta:creation-date>
    <meta:generator>LibreOffice/7.5.9.2$Linux_X86_64 LibreOffice_project/50$Build-2</meta:generator>
    <dc:date>2024-08-28T13:48:08.190183495</dc:date>
    <meta:editing-duration>P11DT18H41M49S</meta:editing-duration>
    <meta:editing-cycles>61</meta:editing-cycles>
    <meta:document-statistic meta:table-count="9" meta:cell-count="430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'ST '.B2:'ST '.B7 'ST '.D2:'ST '.D7" svg:x="0.32cm" svg:y="0.18cm" svg:width="11.264cm" svg:height="8.64cm">
          <chart:coordinate-region svg:x="1.973cm" svg:y="0.379cm" svg:width="9.51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 '.D2:'ST '.D7" chart:class="chart:scatter">
            <chart:domain table:cell-range-address="'ST '.B2:'ST '.B7"/>
            <chart:regression-curve chart:style-name="ch8">
              <chart:equation chart:display-equation="true" chart:display-r-square="false" svg:x="2.948cm" svg:y="1.547cm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ST '.B2:'ST '.B7</svg:desc>
                </draw:g>
              </table:table-cell>
              <table:table-cell office:value-type="float" office:value="-555966.763277462">
                <text:p>-555966.763277462</text:p>
                <draw:g>
                  <svg:desc>'ST '.D2:'ST '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741290.002325339">
                <text:p>-741290.002325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926613.238909706">
                <text:p>-926613.238909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-1111936.47506837">
                <text:p>-1111936.47506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-1297259.7113962">
                <text:p>-1297259.7113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-1482582.94771337">
                <text:p>-1482582.94771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'ST '.M2:'ST '.N6" svg:x="0.32cm" svg:y="0.18cm" svg:width="11.264cm" svg:height="8.64cm">
          <chart:coordinate-region svg:x="1.973cm" svg:y="0.379cm" svg:width="9.37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 '.N2:'ST '.N6" chart:class="chart:scatter">
            <chart:domain table:cell-range-address="'ST '.M2:'ST '.M6"/>
            <chart:regression-curve chart:style-name="ch8">
              <chart:equation chart:display-equation="true" chart:display-r-square="false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ST '.M2:'ST '.M6</svg:desc>
                </draw:g>
              </table:table-cell>
              <table:table-cell office:value-type="float" office:value="-555966.763277272">
                <text:p>-555966.763277272</text:p>
                <draw:g>
                  <svg:desc>'ST '.N2:'ST 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741290.002325737">
                <text:p>-741290.002325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926613.238907732">
                <text:p>-926613.238907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-1111936.47506724">
                <text:p>-1111936.47506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-1297259.71139364">
                <text:p>-1297259.71139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6cm" svg:height="10.6cm" xlink:href=".." xlink:type="simple" chart:class="chart:scatter" chart:style-name="ch1">
        <chart:plot-area chart:style-name="ch2" table:cell-range-address="'ST '.B2:'ST '.B7 'ST '.H2:'ST '.H7" svg:x="1.587cm" svg:y="0.14cm" svg:width="12.331cm" svg:height="10.019cm">
          <chart:coordinate-region svg:x="2.499cm" svg:y="0.34cm" svg:width="11.325cm" svg:height="9.172cm"/>
          <chart:axis chart:dimension="x" chart:name="primary-x" chart:style-name="ch3">
            <chart:title svg:x="6.412cm" svg:y="10.04cm" chart:style-name="ch4">
              <text:p>Number of Layers</text:p>
            </chart:title>
          </chart:axis>
          <chart:axis chart:dimension="y" chart:name="primary-y" chart:style-name="ch5">
            <chart:title svg:x="0.712cm" svg:y="6.357cm" chart:style-name="ch6">
              <text:p>Surface Energy </text:p>
            </chart:title>
            <chart:grid chart:style-name="ch7" chart:class="major"/>
          </chart:axis>
          <chart:series chart:style-name="ch8" chart:values-cell-range-address="'ST '.H2:'ST '.H7" chart:class="chart:scatter">
            <chart:domain table:cell-range-address="'ST '.B2:'ST '.B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ST '.B2:'ST '.B7</svg:desc>
                </draw:g>
              </table:table-cell>
              <table:table-cell office:value-type="float" office:value="3.02284900005907">
                <text:p>3.02284900005907</text:p>
                <draw:g>
                  <svg:desc>'ST '.H2:'ST '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83361900004093">
                <text:p>2.83361900004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.86489700013772">
                <text:p>2.86489700013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83867600001395">
                <text:p>2.83867600001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.84969600010663">
                <text:p>2.84969600010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.84969600010663">
                <text:p>2.849696000106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:coordinate-region svg:x="1.047cm" svg:y="0.379cm" svg:width="11.687cm" svg:height="7.794cm"/>
          <chart:axis chart:dimension="x" chart:name="primary-x" chart:style-name="ch4" chartooo:axis-type="auto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51711551030166">
                <text:p>2.517115510301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15930768032558">
                <text:p>2.15930768032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.02200785046443">
                <text:p>2.02200785046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82720902049914">
                <text:p>1.82720902049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.66965119051747">
                <text:p>1.66965119051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.50107336067595">
                <text:p>1.501073360675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